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aised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 table:number-rows-repeated="104851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9:20:20.755802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9T23:24:57.771506718</dc:date>
    <meta:editing-duration>P15DT15H27M53S</meta:editing-duration>
    <meta:editing-cycles>96</meta:editing-cycles>
    <meta:document-statistic meta:table-count="1" meta:cell-count="522" meta:object-count="0"/>
  </office:meta>
</office:document-meta>
</file>